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1319.0">
            <text:p>1319</text:p>
          </table:table-cell>
          <table:table-cell office:value-type="float" office:value="-12342.0">
            <text:p>-12342</text:p>
          </table:table-cell>
          <table:table-cell office:value-type="float" office:value="-10.0">
            <text:p>-10</text:p>
          </table:table-cell>
          <table:table-cell office:value-type="float" office:value="-695.0">
            <text:p>-695</text:p>
          </table:table-cell>
          <table:table-cell office:value-type="float" office:value="926.0">
            <text:p>926</text:p>
          </table:table-cell>
          <table:table-cell office:value-type="float" office:value="6534.0">
            <text:p>6534</text:p>
          </table:table-cell>
          <table:table-cell office:value-type="float" office:value="7360.0">
            <text:p>7360</text:p>
          </table:table-cell>
          <table:table-cell office:value-type="float" office:value="-57319.0">
            <text:p>-57319</text:p>
          </table:table-cell>
          <table:table-cell office:value-type="float" office:value="-375.0">
            <text:p>-375</text:p>
          </table:table-cell>
          <table:table-cell office:value-type="float" office:value="-73530.0">
            <text:p>-73530</text:p>
          </table:table-cell>
          <table:table-cell office:value-type="float" office:value="635.0">
            <text:p>635</text:p>
          </table:table-cell>
          <table:table-cell office:value-type="float" office:value="201883.0">
            <text:p>201883</text:p>
          </table:table-cell>
          <table:table-cell office:value-type="float" office:value="6503.0">
            <text:p>6503</text:p>
          </table:table-cell>
          <table:table-cell office:value-type="float" office:value="-71034.0">
            <text:p>-7103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7028.0">
            <text:p>-7028</text:p>
          </table:table-cell>
          <table:table-cell office:value-type="float" office:value="42161.0">
            <text:p>4216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05.0">
            <text:p>-3105</text:p>
          </table:table-cell>
          <table:table-cell office:value-type="float" office:value="-7959.0">
            <text:p>-7959</text:p>
          </table:table-cell>
          <table:table-cell office:value-type="float" office:value="4356.0">
            <text:p>4356</text:p>
          </table:table-cell>
          <table:table-cell office:value-type="float" office:value="-46891.0">
            <text:p>-46891</text:p>
          </table:table-cell>
          <table:table-cell office:value-type="float" office:value="-375.0">
            <text:p>-375</text:p>
          </table:table-cell>
          <table:table-cell office:value-type="float" office:value="-75947.0">
            <text:p>-75947</text:p>
          </table:table-cell>
          <table:table-cell office:value-type="float" office:value="-348.0">
            <text:p>-348</text:p>
          </table:table-cell>
          <table:table-cell office:value-type="float" office:value="195694.0">
            <text:p>195694</text:p>
          </table:table-cell>
          <table:table-cell office:value-type="float" office:value="-34202.0">
            <text:p>-34202</text:p>
          </table:table-cell>
          <table:table-cell office:value-type="float" office:value="-72856.0">
            <text:p>-72856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1935.0">
            <text:p>1935</text:p>
          </table:table-cell>
          <table:table-cell office:value-type="float" office:value="-30064.0">
            <text:p>-30064</text:p>
          </table:table-cell>
          <table:table-cell office:value-type="float" office:value="-86.0">
            <text:p>-86</text:p>
          </table:table-cell>
          <table:table-cell office:value-type="float" office:value="-2045.0">
            <text:p>-2045</text:p>
          </table:table-cell>
          <table:table-cell office:value-type="float" office:value="843.0">
            <text:p>843</text:p>
          </table:table-cell>
          <table:table-cell office:value-type="float" office:value="24574.0">
            <text:p>24574</text:p>
          </table:table-cell>
          <table:table-cell office:value-type="float" office:value="6291.0">
            <text:p>6291</text:p>
          </table:table-cell>
          <table:table-cell office:value-type="float" office:value="-73210.0">
            <text:p>-73210</text:p>
          </table:table-cell>
          <table:table-cell office:value-type="float" office:value="-461.0">
            <text:p>-461</text:p>
          </table:table-cell>
          <table:table-cell office:value-type="float" office:value="-73457.0">
            <text:p>-73457</text:p>
          </table:table-cell>
          <table:table-cell office:value-type="float" office:value="495.0">
            <text:p>495</text:p>
          </table:table-cell>
          <table:table-cell office:value-type="float" office:value="228569.0">
            <text:p>228569</text:p>
          </table:table-cell>
          <table:table-cell office:value-type="float" office:value="7535.0">
            <text:p>7535</text:p>
          </table:table-cell>
          <table:table-cell office:value-type="float" office:value="-81902.0">
            <text:p>-81902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5541.0">
            <text:p>-5541</text:p>
          </table:table-cell>
          <table:table-cell office:value-type="float" office:value="-22012.0">
            <text:p>-22012</text:p>
          </table:table-cell>
          <table:table-cell office:value-type="float" office:value="-1.0">
            <text:p>-1</text:p>
          </table:table-cell>
          <table:table-cell office:value-type="float" office:value="-125.0">
            <text:p>-125</text:p>
          </table:table-cell>
          <table:table-cell office:value-type="float" office:value="1755.0">
            <text:p>1755</text:p>
          </table:table-cell>
          <table:table-cell office:value-type="float" office:value="47420.0">
            <text:p>47420</text:p>
          </table:table-cell>
          <table:table-cell office:value-type="float" office:value="735.0">
            <text:p>735</text:p>
          </table:table-cell>
          <table:table-cell office:value-type="float" office:value="-111674.0">
            <text:p>-111674</text:p>
          </table:table-cell>
          <table:table-cell office:value-type="float" office:value="-397.0">
            <text:p>-397</text:p>
          </table:table-cell>
          <table:table-cell office:value-type="float" office:value="-96915.0">
            <text:p>-96915</text:p>
          </table:table-cell>
          <table:table-cell office:value-type="float" office:value="2338.0">
            <text:p>2338</text:p>
          </table:table-cell>
          <table:table-cell office:value-type="float" office:value="292140.0">
            <text:p>292140</text:p>
          </table:table-cell>
          <table:table-cell office:value-type="float" office:value="-25283.0">
            <text:p>-25283</text:p>
          </table:table-cell>
          <table:table-cell office:value-type="float" office:value="-83551.0">
            <text:p>-83551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7448.0">
            <text:p>7448</text:p>
          </table:table-cell>
          <table:table-cell office:value-type="float" office:value="-23809.0">
            <text:p>-23809</text:p>
          </table:table-cell>
          <table:table-cell office:value-type="float" office:value="-2.0">
            <text:p>-2</text:p>
          </table:table-cell>
          <table:table-cell office:value-type="float" office:value="-325.0">
            <text:p>-325</text:p>
          </table:table-cell>
          <table:table-cell office:value-type="float" office:value="195.0">
            <text:p>195</text:p>
          </table:table-cell>
          <table:table-cell office:value-type="float" office:value="-62440.0">
            <text:p>-62440</text:p>
          </table:table-cell>
          <table:table-cell office:value-type="float" office:value="8183.0">
            <text:p>8183</text:p>
          </table:table-cell>
          <table:table-cell office:value-type="float" office:value="-149823.0">
            <text:p>-149823</text:p>
          </table:table-cell>
          <table:table-cell office:value-type="float" office:value="-399.0">
            <text:p>-399</text:p>
          </table:table-cell>
          <table:table-cell office:value-type="float" office:value="-109455.0">
            <text:p>-109455</text:p>
          </table:table-cell>
          <table:table-cell office:value-type="float" office:value="2533.0">
            <text:p>2533</text:p>
          </table:table-cell>
          <table:table-cell office:value-type="float" office:value="265879.0">
            <text:p>265879</text:p>
          </table:table-cell>
          <table:table-cell office:value-type="float" office:value="86574.0">
            <text:p>86574</text:p>
          </table:table-cell>
          <table:table-cell office:value-type="float" office:value="-6601.0">
            <text:p>-6601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3373.0">
            <text:p>3373</text:p>
          </table:table-cell>
          <table:table-cell office:value-type="float" office:value="32402.0">
            <text:p>3240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37.0">
            <text:p>237</text:p>
          </table:table-cell>
          <table:table-cell office:value-type="float" office:value="-55819.0">
            <text:p>-55819</text:p>
          </table:table-cell>
          <table:table-cell office:value-type="float" office:value="11556.0">
            <text:p>11556</text:p>
          </table:table-cell>
          <table:table-cell office:value-type="float" office:value="-116275.0">
            <text:p>-116275</text:p>
          </table:table-cell>
          <table:table-cell office:value-type="float" office:value="-399.0">
            <text:p>-399</text:p>
          </table:table-cell>
          <table:table-cell office:value-type="float" office:value="-105636.0">
            <text:p>-105636</text:p>
          </table:table-cell>
          <table:table-cell office:value-type="float" office:value="2770.0">
            <text:p>2770</text:p>
          </table:table-cell>
          <table:table-cell office:value-type="float" office:value="199152.0">
            <text:p>199152</text:p>
          </table:table-cell>
          <table:table-cell office:value-type="float" office:value="23417.0">
            <text:p>23417</text:p>
          </table:table-cell>
          <table:table-cell office:value-type="float" office:value="22759.0">
            <text:p>22759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22038.0">
            <text:p>-22038</text:p>
          </table:table-cell>
          <table:table-cell office:value-type="float" office:value="-37912.0">
            <text:p>-37912</text:p>
          </table:table-cell>
          <table:table-cell office:value-type="float" office:value="-10.0">
            <text:p>-10</text:p>
          </table:table-cell>
          <table:table-cell office:value-type="float" office:value="-849.0">
            <text:p>-849</text:p>
          </table:table-cell>
          <table:table-cell office:value-type="float" office:value="-1162.0">
            <text:p>-1162</text:p>
          </table:table-cell>
          <table:table-cell office:value-type="float" office:value="-6786.0">
            <text:p>-6786</text:p>
          </table:table-cell>
          <table:table-cell office:value-type="float" office:value="2578.0">
            <text:p>2578</text:p>
          </table:table-cell>
          <table:table-cell office:value-type="float" office:value="-184016.0">
            <text:p>-184016</text:p>
          </table:table-cell>
          <table:table-cell office:value-type="float" office:value="-409.0">
            <text:p>-409</text:p>
          </table:table-cell>
          <table:table-cell office:value-type="float" office:value="-100959.0">
            <text:p>-100959</text:p>
          </table:table-cell>
          <table:table-cell office:value-type="float" office:value="1864.0">
            <text:p>1864</text:p>
          </table:table-cell>
          <table:table-cell office:value-type="float" office:value="221056.0">
            <text:p>221056</text:p>
          </table:table-cell>
          <table:table-cell office:value-type="float" office:value="45547.0">
            <text:p>45547</text:p>
          </table:table-cell>
          <table:table-cell office:value-type="float" office:value="63919.0">
            <text:p>63919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4427.0">
            <text:p>4427</text:p>
          </table:table-cell>
          <table:table-cell office:value-type="float" office:value="16974.0">
            <text:p>1697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8.0">
            <text:p>-28</text:p>
          </table:table-cell>
          <table:table-cell office:value-type="float" office:value="10866.0">
            <text:p>10866</text:p>
          </table:table-cell>
          <table:table-cell office:value-type="float" office:value="7005.0">
            <text:p>7005</text:p>
          </table:table-cell>
          <table:table-cell office:value-type="float" office:value="-180763.0">
            <text:p>-180763</text:p>
          </table:table-cell>
          <table:table-cell office:value-type="float" office:value="-409.0">
            <text:p>-409</text:p>
          </table:table-cell>
          <table:table-cell office:value-type="float" office:value="-98385.0">
            <text:p>-98385</text:p>
          </table:table-cell>
          <table:table-cell office:value-type="float" office:value="1836.0">
            <text:p>1836</text:p>
          </table:table-cell>
          <table:table-cell office:value-type="float" office:value="224544.0">
            <text:p>224544</text:p>
          </table:table-cell>
          <table:table-cell office:value-type="float" office:value="-27840.0">
            <text:p>-27840</text:p>
          </table:table-cell>
          <table:table-cell office:value-type="float" office:value="54604.0">
            <text:p>54604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3370.0">
            <text:p>-3370</text:p>
          </table:table-cell>
          <table:table-cell office:value-type="float" office:value="-48565.0">
            <text:p>-4856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62.0">
            <text:p>-162</text:p>
          </table:table-cell>
          <table:table-cell office:value-type="float" office:value="-6719.0">
            <text:p>-6719</text:p>
          </table:table-cell>
          <table:table-cell office:value-type="float" office:value="6109.0">
            <text:p>6109</text:p>
          </table:table-cell>
          <table:table-cell office:value-type="float" office:value="40987.0">
            <text:p>40987</text:p>
          </table:table-cell>
          <table:table-cell office:value-type="float" office:value="65.0">
            <text:p>65</text:p>
          </table:table-cell>
          <table:table-cell office:value-type="float" office:value="1871.0">
            <text:p>1871</text:p>
          </table:table-cell>
          <table:table-cell office:value-type="float" office:value="-749.0">
            <text:p>-749</text:p>
          </table:table-cell>
          <table:table-cell office:value-type="float" office:value="4461.0">
            <text:p>4461</text:p>
          </table:table-cell>
          <table:table-cell office:value-type="float" office:value="55284.0">
            <text:p>55284</text:p>
          </table:table-cell>
          <table:table-cell office:value-type="float" office:value="-47319.0">
            <text:p>-47319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9564.0">
            <text:p>-9564</text:p>
          </table:table-cell>
          <table:table-cell office:value-type="float" office:value="-4032.0">
            <text:p>-40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5.0">
            <text:p>305</text:p>
          </table:table-cell>
          <table:table-cell office:value-type="float" office:value="2286.0">
            <text:p>2286</text:p>
          </table:table-cell>
          <table:table-cell office:value-type="float" office:value="6628.0">
            <text:p>6628</text:p>
          </table:table-cell>
          <table:table-cell office:value-type="float" office:value="33877.0">
            <text:p>33877</text:p>
          </table:table-cell>
          <table:table-cell office:value-type="float" office:value="65.0">
            <text:p>65</text:p>
          </table:table-cell>
          <table:table-cell office:value-type="float" office:value="1674.0">
            <text:p>1674</text:p>
          </table:table-cell>
          <table:table-cell office:value-type="float" office:value="1.0">
            <text:p>1</text:p>
          </table:table-cell>
          <table:table-cell office:value-type="float" office:value="16864.0">
            <text:p>16864</text:p>
          </table:table-cell>
          <table:table-cell office:value-type="float" office:value="1746.0">
            <text:p>1746</text:p>
          </table:table-cell>
          <table:table-cell office:value-type="float" office:value="-52415.0">
            <text:p>-5241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2805.0">
            <text:p>2805</text:p>
          </table:table-cell>
          <table:table-cell office:value-type="float" office:value="70703.0">
            <text:p>707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6.0">
            <text:p>76</text:p>
          </table:table-cell>
          <table:table-cell office:value-type="float" office:value="-4228.0">
            <text:p>-4228</text:p>
          </table:table-cell>
          <table:table-cell office:value-type="float" office:value="9433.0">
            <text:p>9433</text:p>
          </table:table-cell>
          <table:table-cell office:value-type="float" office:value="56978.0">
            <text:p>56978</text:p>
          </table:table-cell>
          <table:table-cell office:value-type="float" office:value="65.0">
            <text:p>65</text:p>
          </table:table-cell>
          <table:table-cell office:value-type="float" office:value="2134.0">
            <text:p>2134</text:p>
          </table:table-cell>
          <table:table-cell office:value-type="float" office:value="77.0">
            <text:p>77</text:p>
          </table:table-cell>
          <table:table-cell office:value-type="float" office:value="25457.0">
            <text:p>25457</text:p>
          </table:table-cell>
          <table:table-cell office:value-type="float" office:value="-66475.0">
            <text:p>-66475</text:p>
          </table:table-cell>
          <table:table-cell office:value-type="float" office:value="-84569.0">
            <text:p>-84569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21569.0">
            <text:p>-21569</text:p>
          </table:table-cell>
          <table:table-cell office:value-type="float" office:value="-53706.0">
            <text:p>-537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541.0">
            <text:p>-3541</text:p>
          </table:table-cell>
          <table:table-cell office:value-type="float" office:value="-15662.0">
            <text:p>-15662</text:p>
          </table:table-cell>
          <table:table-cell office:value-type="float" office:value="4397.0">
            <text:p>4397</text:p>
          </table:table-cell>
          <table:table-cell office:value-type="float" office:value="10212.0">
            <text:p>10212</text:p>
          </table:table-cell>
          <table:table-cell office:value-type="float" office:value="65.0">
            <text:p>65</text:p>
          </table:table-cell>
          <table:table-cell office:value-type="float" office:value="1475.0">
            <text:p>1475</text:p>
          </table:table-cell>
          <table:table-cell office:value-type="float" office:value="612.0">
            <text:p>612</text:p>
          </table:table-cell>
          <table:table-cell office:value-type="float" office:value="21039.0">
            <text:p>21039</text:p>
          </table:table-cell>
          <table:table-cell office:value-type="float" office:value="69368.0">
            <text:p>69368</text:p>
          </table:table-cell>
          <table:table-cell office:value-type="float" office:value="-32726.0">
            <text:p>-32726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1283.0">
            <text:p>1283</text:p>
          </table:table-cell>
          <table:table-cell office:value-type="float" office:value="-98423.0">
            <text:p>-984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50.0">
            <text:p>750</text:p>
          </table:table-cell>
          <table:table-cell office:value-type="float" office:value="26565.0">
            <text:p>26565</text:p>
          </table:table-cell>
          <table:table-cell office:value-type="float" office:value="5680.0">
            <text:p>5680</text:p>
          </table:table-cell>
          <table:table-cell office:value-type="float" office:value="-59996.0">
            <text:p>-59996</text:p>
          </table:table-cell>
          <table:table-cell office:value-type="float" office:value="65.0">
            <text:p>65</text:p>
          </table:table-cell>
          <table:table-cell office:value-type="float" office:value="1096.0">
            <text:p>1096</text:p>
          </table:table-cell>
          <table:table-cell office:value-type="float" office:value="1362.0">
            <text:p>1362</text:p>
          </table:table-cell>
          <table:table-cell office:value-type="float" office:value="40876.0">
            <text:p>40876</text:p>
          </table:table-cell>
          <table:table-cell office:value-type="float" office:value="71858.0">
            <text:p>71858</text:p>
          </table:table-cell>
          <table:table-cell office:value-type="float" office:value="18024.0">
            <text:p>1802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115.0">
            <text:p>115</text:p>
          </table:table-cell>
          <table:table-cell office:value-type="float" office:value="-25272.0">
            <text:p>-2527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432.0">
            <text:p>1432</text:p>
          </table:table-cell>
          <table:table-cell office:value-type="float" office:value="28412.0">
            <text:p>28412</text:p>
          </table:table-cell>
          <table:table-cell office:value-type="float" office:value="5795.0">
            <text:p>5795</text:p>
          </table:table-cell>
          <table:table-cell office:value-type="float" office:value="-88872.0">
            <text:p>-88872</text:p>
          </table:table-cell>
          <table:table-cell office:value-type="float" office:value="65.0">
            <text:p>65</text:p>
          </table:table-cell>
          <table:table-cell office:value-type="float" office:value="1045.0">
            <text:p>1045</text:p>
          </table:table-cell>
          <table:table-cell office:value-type="float" office:value="2794.0">
            <text:p>2794</text:p>
          </table:table-cell>
          <table:table-cell office:value-type="float" office:value="66437.0">
            <text:p>66437</text:p>
          </table:table-cell>
          <table:table-cell office:value-type="float" office:value="-3140.0">
            <text:p>-3140</text:p>
          </table:table-cell>
          <table:table-cell office:value-type="float" office:value="21390.0">
            <text:p>21390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3238.0">
            <text:p>-3238</text:p>
          </table:table-cell>
          <table:table-cell office:value-type="float" office:value="65303.0">
            <text:p>653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221.0">
            <text:p>-2221</text:p>
          </table:table-cell>
          <table:table-cell office:value-type="float" office:value="5258.0">
            <text:p>5258</text:p>
          </table:table-cell>
          <table:table-cell office:value-type="float" office:value="11907.0">
            <text:p>11907</text:p>
          </table:table-cell>
          <table:table-cell office:value-type="float" office:value="-54063.0">
            <text:p>-54063</text:p>
          </table:table-cell>
          <table:table-cell office:value-type="float" office:value="65.0">
            <text:p>65</text:p>
          </table:table-cell>
          <table:table-cell office:value-type="float" office:value="957.0">
            <text:p>957</text:p>
          </table:table-cell>
          <table:table-cell office:value-type="float" office:value="2199.0">
            <text:p>2199</text:p>
          </table:table-cell>
          <table:table-cell office:value-type="float" office:value="87446.0">
            <text:p>87446</text:p>
          </table:table-cell>
          <table:table-cell office:value-type="float" office:value="-70561.0">
            <text:p>-70561</text:p>
          </table:table-cell>
          <table:table-cell office:value-type="float" office:value="-34340.0">
            <text:p>-34340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1618.0">
            <text:p>1618</text:p>
          </table:table-cell>
          <table:table-cell office:value-type="float" office:value="-35713.0">
            <text:p>-357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86.0">
            <text:p>86</text:p>
          </table:table-cell>
          <table:table-cell office:value-type="float" office:value="-761.0">
            <text:p>-761</text:p>
          </table:table-cell>
          <table:table-cell office:value-type="float" office:value="13525.0">
            <text:p>13525</text:p>
          </table:table-cell>
          <table:table-cell office:value-type="float" office:value="-87054.0">
            <text:p>-87054</text:p>
          </table:table-cell>
          <table:table-cell office:value-type="float" office:value="65.0">
            <text:p>65</text:p>
          </table:table-cell>
          <table:table-cell office:value-type="float" office:value="948.0">
            <text:p>948</text:p>
          </table:table-cell>
          <table:table-cell office:value-type="float" office:value="2285.0">
            <text:p>2285</text:p>
          </table:table-cell>
          <table:table-cell office:value-type="float" office:value="85285.0">
            <text:p>85285</text:p>
          </table:table-cell>
          <table:table-cell office:value-type="float" office:value="36474.0">
            <text:p>36474</text:p>
          </table:table-cell>
          <table:table-cell office:value-type="float" office:value="821.0">
            <text:p>821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5203.0">
            <text:p>-5203</text:p>
          </table:table-cell>
          <table:table-cell office:value-type="float" office:value="-39597444.0">
            <text:p>-3959744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4400.0">
            <text:p>-4400</text:p>
          </table:table-cell>
          <table:table-cell office:value-type="float" office:value="-33634085.0">
            <text:p>-33634085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3118.0">
            <text:p>-3118</text:p>
          </table:table-cell>
          <table:table-cell office:value-type="float" office:value="-23611665.0">
            <text:p>-2361166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-4962.0">
            <text:p>-4962</text:p>
          </table:table-cell>
          <table:table-cell office:value-type="float" office:value="-38930380.0">
            <text:p>-38930380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-3792.0">
            <text:p>-3792</text:p>
          </table:table-cell>
          <table:table-cell office:value-type="float" office:value="-30288784.0">
            <text:p>-30288784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-2708.0">
            <text:p>-2708</text:p>
          </table:table-cell>
          <table:table-cell office:value-type="float" office:value="-21524903.0">
            <text:p>-21524903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1317.0">
            <text:p>-1317</text:p>
          </table:table-cell>
          <table:table-cell office:value-type="float" office:value="-10384926.0">
            <text:p>-10384926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-1539.0">
            <text:p>-1539</text:p>
          </table:table-cell>
          <table:table-cell office:value-type="float" office:value="-12098171.0">
            <text:p>-12098171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